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language="es" fo:country="ES" officeooo:rsid="0016511d" officeooo:paragraph-rsid="0016511d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language="es" fo:country="ES" officeooo:rsid="001818b2" officeooo:paragraph-rsid="001818b2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8pt" fo:language="es" fo:country="ES" officeooo:rsid="0016511d" officeooo:paragraph-rsid="0016511d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6pt" fo:language="es" fo:country="ES" officeooo:rsid="0016511d" officeooo:paragraph-rsid="0016511d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fo:language="es" fo:country="ES" officeooo:rsid="001818b2" officeooo:paragraph-rsid="001818b2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4pt" fo:language="es" fo:country="ES" officeooo:rsid="001818b2" officeooo:paragraph-rsid="001818b2" style:font-size-asian="14pt" style:font-size-complex="14pt"/>
    </style:style>
    <style:style style:name="T1" style:family="text">
      <style:text-properties officeooo:rsid="001818b2"/>
    </style:style>
    <style:style style:name="T2" style:family="text">
      <style:text-properties officeooo:rsid="0019e9a2"/>
    </style:style>
    <style:style style:name="T3" style:family="text">
      <style:text-properties officeooo:rsid="001b899c"/>
    </style:style>
    <style:style style:name="T4" style:family="text">
      <style:text-properties officeooo:rsid="001cded2"/>
    </style:style>
    <style:style style:name="T5" style:family="text">
      <style:text-properties officeooo:rsid="001eb5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D Buscador Sub-Cadenas</text:p>
      <text:p text:style-name="P1"/>
      <text:p text:style-name="P1"/>
      <text:p text:style-name="P4">Datos Minimos:</text:p>
      <text:p text:style-name="P1"/>
      <text:p text:style-name="P1">- <text:s/><text:span text:style-name="T1">cadenaABuscar, representa la cadena que se esta buscando actualmente en el archivo.</text:span></text:p>
      <text:p text:style-name="P1"/>
      <text:p text:style-name="P1"/>
      <text:p text:style-name="P5">Operaciones:</text:p>
      <text:p text:style-name="P2"/>
      <text:p text:style-name="P2">- <text:s/><text:span text:style-name="T5">obtenerSubCadena( ), retorna el valor de la sub-cadena actual.</text:span></text:p>
      <text:p text:style-name="P2">- <text:s/><text:span text:style-name="T5">fijarSubCadena( subCadena ), fija un nuevo valor para la sub-cadena.</text:span></text:p>
      <text:p text:style-name="P2">- <text:s/>buscarSubCadena<text:span text:style-name="T2">( archivo )</text:span>, <text:s/><text:span text:style-name="T3">busca la sub-cadena dentro del archivo.</text:span></text:p>
      <text:p text:style-name="P2">- <text:s/><text:span text:style-name="T3">buscarInicio( cadena, pila ), busca la sub-cadena dentro de la cadena e ingresa las palabras que inicien con la sub-cadena a la pila.</text:span></text:p>
      <text:p text:style-name="P2">- <text:s/><text:span text:style-name="T4">buscarDentro( cadena, pila ), busca la sub-cadena dentro de la cadena e ingresa las palabras que contengan la sub-cadena a la pila.</text:span></text:p>
      <text:p text:style-name="P2">- <text:s/><text:span text:style-name="T4">buscarInvertida( cadena, pila ), invierte la sub-cadena ,busca la nueva sub-cadena dentro de la cadena e ingresa las palabras que contengan la nueva sub-cadena a la pil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draklin </meta:initial-creator>
    <meta:creation-date>2015-08-13T21:21:40.245378973</meta:creation-date>
    <dc:date>2015-08-13T23:07:53.070913375</dc:date>
    <dc:creator>mcdraklin </dc:creator>
    <meta:editing-duration>PT2M50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125" meta:character-count="786" meta:non-whitespace-character-count="663"/>
  </office:meta>
</office:document-meta>
</file>